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paragraph-rsid="000e5cde" style:font-size-asian="12pt" style:font-style-asian="normal" style:font-weight-asian="normal" style:font-size-complex="12pt" style:font-weight-complex="normal" style:text-emphasize="none"/>
    </style:style>
    <style:style style:name="P2"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38ec7a" officeooo:paragraph-rsid="00390d75" style:font-size-asian="12pt" style:font-style-asian="normal" style:font-weight-asian="normal" style:font-size-complex="12pt" style:font-weight-complex="normal" style:text-emphasize="none"/>
    </style:style>
    <style:style style:name="P3"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115a73" officeooo:paragraph-rsid="00115a73" style:font-size-asian="12pt" style:font-style-asian="normal" style:font-weight-asian="normal" style:font-size-complex="12pt" style:text-emphasize="none"/>
    </style:style>
    <style:style style:name="P4"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1a7b83" officeooo:paragraph-rsid="001a7b83" style:font-size-asian="12pt" style:font-style-asian="normal" style:font-weight-asian="normal" style:font-size-complex="12pt" style:text-emphasize="none"/>
    </style:style>
    <style:style style:name="P5"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2d110e" officeooo:paragraph-rsid="002d110e" style:font-size-asian="12pt" style:font-style-asian="normal" style:font-weight-asian="normal" style:font-size-complex="12pt" style:text-emphasize="none"/>
    </style:style>
    <style:style style:name="P6"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38ec7a" style:font-size-asian="12pt" style:font-style-asian="normal" style:font-weight-asian="normal" style:font-size-complex="12pt" style:text-emphasize="none"/>
    </style:style>
    <style:style style:name="P7"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390d75" style:font-size-asian="12pt" style:font-style-asian="normal" style:font-weight-asian="normal" style:font-size-complex="12pt" style:text-emphasize="none"/>
    </style:style>
    <style:style style:name="P8"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0e5cde" style:font-size-asian="12pt" style:font-style-asian="normal" style:font-weight-asian="normal" style:font-size-complex="12pt" style:text-emphasize="none"/>
    </style:style>
    <style:style style:name="P9" style:family="paragraph" style:parent-style-name="Standard">
      <style:text-properties style:font-name="Liberation Sans" fo:font-size="12pt" fo:font-weight="normal" officeooo:rsid="001737d0" officeooo:paragraph-rsid="001737d0" style:font-size-asian="12pt" style:font-weight-asian="normal" style:font-size-complex="12pt" style:font-weight-complex="normal"/>
    </style:style>
    <style:style style:name="P10" style:family="paragraph" style:parent-style-name="Standard">
      <style:text-properties style:font-name="Liberation Sans" fo:font-size="12pt" style:font-size-asian="12pt" style:font-size-complex="12pt"/>
    </style:style>
    <style:style style:name="P11" style:family="paragraph" style:parent-style-name="Standard">
      <style:text-properties style:font-name="Liberation Sans" fo:font-size="12pt" officeooo:rsid="000e5cde" officeooo:paragraph-rsid="00115a73" style:font-size-asian="12pt" style:font-size-complex="12pt"/>
    </style:style>
    <style:style style:name="P12" style:family="paragraph" style:parent-style-name="Standard">
      <style:text-properties style:font-name="Liberation Sans" fo:font-size="12pt" officeooo:rsid="000e5cde" officeooo:paragraph-rsid="000e5cde" style:font-size-asian="12pt" style:font-size-complex="12pt"/>
    </style:style>
    <style:style style:name="P13" style:family="paragraph" style:parent-style-name="Standard">
      <style:text-properties style:font-name="Liberation Sans" fo:font-size="12pt" officeooo:rsid="000e5cde" officeooo:paragraph-rsid="0038ec7a" style:font-size-asian="12pt" style:font-size-complex="12pt"/>
    </style:style>
    <style:style style:name="P14" style:family="paragraph" style:parent-style-name="Standard">
      <style:text-properties style:font-name="Liberation Sans" fo:font-size="12pt" officeooo:rsid="001a7b83" officeooo:paragraph-rsid="001a7b83" style:font-size-asian="12pt" style:font-size-complex="12pt"/>
    </style:style>
    <style:style style:name="P15" style:family="paragraph" style:parent-style-name="Standard">
      <style:text-properties style:font-name="Liberation Sans" fo:font-size="12pt" officeooo:rsid="002d110e" officeooo:paragraph-rsid="002d110e" style:font-size-asian="12pt" style:font-size-complex="12pt"/>
    </style:style>
    <style:style style:name="P16" style:family="paragraph" style:parent-style-name="Standard">
      <style:text-properties style:font-name="Liberation Sans" fo:font-size="12pt" officeooo:rsid="000e9362" officeooo:paragraph-rsid="000e9362" style:font-size-asian="12pt" style:font-size-complex="12pt"/>
    </style:style>
    <style:style style:name="P17" style:family="paragraph" style:parent-style-name="Standard">
      <style:text-properties style:font-name="Liberation Sans" fo:font-size="18pt" officeooo:rsid="000e5cde" officeooo:paragraph-rsid="000e5cde" style:font-size-asian="18pt" style:font-size-complex="18pt"/>
    </style:style>
    <style:style style:name="P18"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P19"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1361f5" style:font-size-asian="12pt" style:font-style-asian="normal" style:font-weight-asian="normal" style:font-size-complex="12pt" style:font-weight-complex="normal" style:text-emphasize="none"/>
    </style:style>
    <style:style style:name="P20"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15317c" style:font-size-asian="12pt" style:font-style-asian="normal" style:font-weight-asian="normal" style:font-size-complex="12pt" style:font-weight-complex="normal" style:text-emphasize="none"/>
    </style:style>
    <style:style style:name="P21"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1565fd" style:font-size-asian="12pt" style:font-style-asian="normal" style:font-weight-asian="normal" style:font-size-complex="12pt" style:font-weight-complex="normal" style:text-emphasize="none"/>
    </style:style>
    <style:style style:name="P22"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39f739" style:font-size-asian="12pt" style:font-style-asian="normal" style:font-weight-asian="normal" style:font-size-complex="12pt" style:font-weight-complex="normal" style:text-emphasize="none"/>
    </style:style>
    <style:style style:name="P23"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8357" officeooo:paragraph-rsid="0039f739" style:font-size-asian="12pt" style:font-style-asian="normal" style:font-weight-asian="normal" style:font-size-complex="12pt" style:font-weight-complex="normal" style:text-emphasize="none"/>
    </style:style>
    <style:style style:name="P2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8357" officeooo:paragraph-rsid="003ca8e7" style:font-size-asian="12pt" style:font-style-asian="normal" style:font-weight-asian="normal" style:font-size-complex="12pt" style:font-weight-complex="normal" style:text-emphasize="none"/>
    </style:style>
    <style:style style:name="P2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1361f5" officeooo:paragraph-rsid="0015317c" style:font-size-asian="12pt" style:font-style-asian="normal" style:font-weight-asian="normal" style:font-size-complex="12pt" style:font-weight-complex="normal" style:text-emphasize="none"/>
    </style:style>
    <style:style style:name="P2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style:font-size-asian="12pt" style:font-style-asian="normal" style:font-weight-asian="normal" style:font-size-complex="12pt" style:font-weight-complex="normal" style:text-emphasize="none"/>
    </style:style>
    <style:style style:name="P2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1565fd" style:font-size-asian="12pt" style:font-style-asian="normal" style:font-weight-asian="normal" style:font-size-complex="12pt" style:font-weight-complex="normal" style:text-emphasize="none"/>
    </style:style>
    <style:style style:name="P28"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4a0d88" style:font-size-asian="12pt" style:font-style-asian="normal" style:font-weight-asian="normal" style:font-size-complex="12pt" style:font-weight-complex="normal" style:text-emphasize="none"/>
    </style:style>
    <style:style style:name="P29"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4dc606" style:font-size-asian="12pt" style:font-style-asian="normal" style:font-weight-asian="normal" style:font-size-complex="12pt" style:font-weight-complex="normal" style:text-emphasize="none"/>
    </style:style>
    <style:style style:name="P30"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3ca8e7" style:font-size-asian="12pt" style:font-style-asian="normal" style:font-weight-asian="normal" style:font-size-complex="12pt" style:font-weight-complex="normal" style:text-emphasize="none"/>
    </style:style>
    <style:style style:name="P31"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3d1bcd" style:font-size-asian="12pt" style:font-style-asian="normal" style:font-weight-asian="normal" style:font-size-complex="12pt" style:font-weight-complex="normal" style:text-emphasize="none"/>
    </style:style>
    <style:style style:name="P32"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3f4e6e" style:font-size-asian="12pt" style:font-style-asian="normal" style:font-weight-asian="normal" style:font-size-complex="12pt" style:font-weight-complex="normal" style:text-emphasize="none"/>
    </style:style>
    <style:style style:name="P33"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4f6ab8" style:font-size-asian="12pt" style:font-style-asian="normal" style:font-weight-asian="normal" style:font-size-complex="12pt" style:font-weight-complex="normal" style:text-emphasize="none"/>
    </style:style>
    <style:style style:name="P3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44663c" style:font-size-asian="12pt" style:font-style-asian="normal" style:font-weight-asian="normal" style:font-size-complex="12pt" style:font-weight-complex="normal" style:text-emphasize="none"/>
    </style:style>
    <style:style style:name="P3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4a8018" style:font-size-asian="12pt" style:font-style-asian="normal" style:font-weight-asian="normal" style:font-size-complex="12pt" style:font-weight-complex="normal" style:text-emphasize="none"/>
    </style:style>
    <style:style style:name="P3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4be1c0" style:font-size-asian="12pt" style:font-style-asian="normal" style:font-weight-asian="normal" style:font-size-complex="12pt" style:font-weight-complex="normal" style:text-emphasize="none"/>
    </style:style>
    <style:style style:name="P3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5cde" officeooo:paragraph-rsid="0051010d" style:font-size-asian="12pt" style:font-style-asian="normal" style:font-weight-asian="normal" style:font-size-complex="12pt" style:font-weight-complex="normal" style:text-emphasize="none"/>
    </style:style>
    <style:style style:name="P38"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18dfe7" officeooo:paragraph-rsid="0018dfe7" style:font-size-asian="12pt" style:font-style-asian="normal" style:font-weight-asian="normal" style:font-size-complex="12pt" style:font-weight-complex="normal" style:text-emphasize="none"/>
    </style:style>
    <style:style style:name="P39"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388e7e" officeooo:paragraph-rsid="003b58f1" style:font-size-asian="12pt" style:font-style-asian="normal" style:font-weight-asian="normal" style:font-size-complex="12pt" style:font-weight-complex="normal" style:text-emphasize="none"/>
    </style:style>
    <style:style style:name="P40"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P41"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38ec7a" style:font-size-asian="12pt" style:font-style-asian="normal" style:font-weight-asian="normal" style:font-size-complex="12pt" style:text-emphasize="none"/>
    </style:style>
    <style:style style:name="P42"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3ca8e7" style:font-size-asian="12pt" style:font-style-asian="normal" style:font-weight-asian="normal" style:font-size-complex="12pt" style:text-emphasize="none"/>
    </style:style>
    <style:style style:name="P43"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3d1bcd" style:font-size-asian="12pt" style:font-style-asian="normal" style:font-weight-asian="normal" style:font-size-complex="12pt" style:text-emphasize="none"/>
    </style:style>
    <style:style style:name="P4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3f4e6e" style:font-size-asian="12pt" style:font-style-asian="normal" style:font-weight-asian="normal" style:font-size-complex="12pt" style:text-emphasize="none"/>
    </style:style>
    <style:style style:name="P4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44663c" style:font-size-asian="12pt" style:font-style-asian="normal" style:font-weight-asian="normal" style:font-size-complex="12pt" style:text-emphasize="none"/>
    </style:style>
    <style:style style:name="P4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47459c" style:font-size-asian="12pt" style:font-style-asian="normal" style:font-weight-asian="normal" style:font-size-complex="12pt" style:text-emphasize="none"/>
    </style:style>
    <style:style style:name="P4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4a0d88" style:font-size-asian="12pt" style:font-style-asian="normal" style:font-weight-asian="normal" style:font-size-complex="12pt" style:text-emphasize="none"/>
    </style:style>
    <style:style style:name="P48"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4dc606" style:font-size-asian="12pt" style:font-style-asian="normal" style:font-weight-asian="normal" style:font-size-complex="12pt" style:text-emphasize="none"/>
    </style:style>
    <style:style style:name="P49"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52f827" style:font-size-asian="12pt" style:font-style-asian="normal" style:font-weight-asian="normal" style:font-size-complex="12pt" style:text-emphasize="none"/>
    </style:style>
    <style:style style:name="P50"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18dfe7" style:font-size-asian="12pt" style:font-style-asian="normal" style:font-weight-asian="normal" style:font-size-complex="12pt" style:text-emphasize="none"/>
    </style:style>
    <style:style style:name="P51"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390d75" style:font-size-asian="12pt" style:font-style-asian="normal" style:font-weight-asian="normal" style:font-size-complex="12pt" style:text-emphasize="none"/>
    </style:style>
    <style:style style:name="P52"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45f498" style:font-size-asian="12pt" style:font-style-asian="normal" style:font-weight-asian="normal" style:font-size-complex="12pt" style:text-emphasize="none"/>
    </style:style>
    <style:style style:name="P53"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130b70" style:font-size-asian="12pt" style:font-style-asian="normal" style:font-weight-asian="normal" style:font-size-complex="12pt" style:text-emphasize="none"/>
    </style:style>
    <style:style style:name="P5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paragraph-rsid="00270215" style:font-size-asian="12pt" style:font-style-asian="normal" style:font-weight-asian="normal" style:font-size-complex="12pt" style:text-emphasize="none"/>
    </style:style>
    <style:style style:name="P5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8357" officeooo:paragraph-rsid="004dc606" style:font-size-asian="12pt" style:font-style-asian="normal" style:font-weight-asian="normal" style:font-size-complex="12pt" style:text-emphasize="none"/>
    </style:style>
    <style:style style:name="P5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8357" officeooo:paragraph-rsid="0052f827" style:font-size-asian="12pt" style:font-style-asian="normal" style:font-weight-asian="normal" style:font-size-complex="12pt" style:text-emphasize="none"/>
    </style:style>
    <style:style style:name="P5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e8357" officeooo:paragraph-rsid="0038ec7a" style:font-size-asian="12pt" style:font-style-asian="normal" style:font-weight-asian="normal" style:font-size-complex="12pt" style:text-emphasize="none"/>
    </style:style>
    <style:style style:name="P58"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38ec7a" officeooo:paragraph-rsid="003ca8e7" style:font-size-asian="12pt" style:font-style-asian="normal" style:font-weight-asian="normal" style:font-size-complex="12pt" style:text-emphasize="none"/>
    </style:style>
    <style:style style:name="P59"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38ec7a" officeooo:paragraph-rsid="003d1bcd" style:font-size-asian="12pt" style:font-style-asian="normal" style:font-weight-asian="normal" style:font-size-complex="12pt" style:text-emphasize="none"/>
    </style:style>
    <style:style style:name="P60"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38ec7a" officeooo:paragraph-rsid="003f4e6e" style:font-size-asian="12pt" style:font-style-asian="normal" style:font-weight-asian="normal" style:font-size-complex="12pt" style:text-emphasize="none"/>
    </style:style>
    <style:style style:name="P61"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388e7e" officeooo:paragraph-rsid="0044663c" style:font-size-asian="12pt" style:font-style-asian="normal" style:font-weight-asian="normal" style:font-size-complex="12pt" style:text-emphasize="none"/>
    </style:style>
    <style:style style:name="P62"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388e7e" officeooo:paragraph-rsid="0045f498" style:font-size-asian="12pt" style:font-style-asian="normal" style:font-weight-asian="normal" style:font-size-complex="12pt" style:text-emphasize="none"/>
    </style:style>
    <style:style style:name="P63"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388e7e" officeooo:paragraph-rsid="0047459c" style:font-size-asian="12pt" style:font-style-asian="normal" style:font-weight-asian="normal" style:font-size-complex="12pt" style:text-emphasize="none"/>
    </style:style>
    <style:style style:name="P6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70215" officeooo:paragraph-rsid="0044663c" style:font-size-asian="12pt" style:font-style-asian="normal" style:font-weight-asian="normal" style:font-size-complex="12pt" style:text-emphasize="none"/>
    </style:style>
    <style:style style:name="P6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70215" officeooo:paragraph-rsid="00270215" style:font-size-asian="12pt" style:font-style-asian="normal" style:font-weight-asian="normal" style:font-size-complex="12pt" style:text-emphasize="none"/>
    </style:style>
    <style:style style:name="P66"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ans" fo:font-size="12pt" fo:font-style="italic" fo:text-shadow="none" style:text-underline-style="none" fo:font-weight="normal" style:font-size-asian="12pt" style:font-style-asian="italic" style:font-weight-asian="normal" style:font-size-complex="12pt" style:font-style-complex="italic" style:font-weight-complex="normal" style:text-emphasize="none"/>
    </style:style>
    <style:style style:name="P67" style:family="paragraph" style:parent-style-name="Standard">
      <style:paragraph-properties fo:text-align="start" style:justify-single-word="false" style:writing-mode="lr-tb"/>
      <style:text-properties style:font-name="Liberation Sans" fo:font-size="12pt" fo:font-weight="normal" officeooo:rsid="000e5cde" style:font-size-asian="12pt" style:font-weight-asian="normal" style:font-size-complex="12pt" style:font-weight-complex="normal"/>
    </style:style>
    <style:style style:name="P68" style:family="paragraph" style:parent-style-name="Standard">
      <style:paragraph-properties fo:text-align="start" style:justify-single-word="false" style:writing-mode="lr-tb"/>
      <style:text-properties style:font-name="Liberation Sans" fo:font-size="12pt" fo:font-weight="normal" officeooo:rsid="000e5cde" officeooo:paragraph-rsid="003d1bcd" style:font-size-asian="12pt" style:font-weight-asian="normal" style:font-size-complex="12pt" style:font-weight-complex="normal"/>
    </style:style>
    <style:style style:name="P69" style:family="paragraph" style:parent-style-name="Standard">
      <style:paragraph-properties fo:text-align="start" style:justify-single-word="false" style:writing-mode="lr-tb"/>
      <style:text-properties style:font-name="Liberation Sans" fo:font-size="12pt" fo:font-weight="normal" officeooo:rsid="000e5cde" officeooo:paragraph-rsid="003f4e6e" style:font-size-asian="12pt" style:font-weight-asian="normal" style:font-size-complex="12pt" style:font-weight-complex="normal"/>
    </style:style>
    <style:style style:name="P70" style:family="paragraph" style:parent-style-name="Standard">
      <style:paragraph-properties fo:text-align="start" style:justify-single-word="false" style:writing-mode="lr-tb"/>
      <style:text-properties style:font-name="Liberation Sans" fo:font-size="12pt" fo:font-weight="normal" officeooo:rsid="000e5cde" officeooo:paragraph-rsid="0044663c" style:font-size-asian="12pt" style:font-weight-asian="normal" style:font-size-complex="12pt" style:font-weight-complex="normal"/>
    </style:style>
    <style:style style:name="P71" style:family="paragraph" style:parent-style-name="Standard">
      <style:paragraph-properties fo:text-align="start" style:justify-single-word="false" style:writing-mode="lr-tb"/>
      <style:text-properties style:font-name="Liberation Sans" fo:font-size="12pt" fo:font-weight="normal" officeooo:rsid="000e5cde" officeooo:paragraph-rsid="004a0d88" style:font-size-asian="12pt" style:font-weight-asian="normal" style:font-size-complex="12pt" style:font-weight-complex="normal"/>
    </style:style>
    <style:style style:name="P72" style:family="paragraph" style:parent-style-name="Standard">
      <style:paragraph-properties fo:text-align="start" style:justify-single-word="false" style:writing-mode="lr-tb"/>
      <style:text-properties style:font-name="Liberation Sans" fo:font-size="12pt" fo:font-weight="normal" officeooo:rsid="000e5cde" officeooo:paragraph-rsid="004be1c0" style:font-size-asian="12pt" style:font-weight-asian="normal" style:font-size-complex="12pt" style:font-weight-complex="normal"/>
    </style:style>
    <style:style style:name="P73" style:family="paragraph" style:parent-style-name="Standard">
      <style:paragraph-properties fo:text-align="start" style:justify-single-word="false" style:writing-mode="lr-tb"/>
      <style:text-properties style:font-name="Liberation Sans" fo:font-size="12pt" fo:font-weight="normal" officeooo:rsid="000e5cde" officeooo:paragraph-rsid="004dc606" style:font-size-asian="12pt" style:font-weight-asian="normal" style:font-size-complex="12pt" style:font-weight-complex="normal"/>
    </style:style>
    <style:style style:name="P74" style:family="paragraph" style:parent-style-name="Standard">
      <style:paragraph-properties fo:text-align="justify" style:justify-single-word="false" style:writing-mode="lr-tb"/>
      <style:text-properties style:font-name="Liberation Sans" fo:font-size="12pt" fo:font-weight="normal" style:font-size-asian="12pt" style:font-weight-asian="normal" style:font-size-complex="12pt" style:font-weight-complex="normal"/>
    </style:style>
    <style:style style:name="P75" style:family="paragraph" style:parent-style-name="Standard">
      <style:paragraph-properties fo:text-align="start" style:justify-single-word="false" style:writing-mode="lr-tb"/>
      <style:text-properties style:font-name="Liberation Sans" fo:font-size="12pt" style:font-size-asian="12pt" style:font-size-complex="12pt"/>
    </style:style>
    <style:style style:name="P76" style:family="paragraph" style:parent-style-name="Standard">
      <style:paragraph-properties fo:text-align="start" style:justify-single-word="false" style:writing-mode="lr-tb"/>
      <style:text-properties style:font-name="Liberation Sans" fo:font-size="12pt" officeooo:paragraph-rsid="00130b70" style:font-size-asian="12pt" style:font-size-complex="12pt"/>
    </style:style>
    <style:style style:name="P77" style:family="paragraph" style:parent-style-name="Standard">
      <style:paragraph-properties fo:text-align="start" style:justify-single-word="false" style:writing-mode="lr-tb"/>
      <style:text-properties style:font-name="Liberation Sans" fo:font-size="12pt" officeooo:paragraph-rsid="00270215" style:font-size-asian="12pt" style:font-size-complex="12pt"/>
    </style:style>
    <style:style style:name="P78" style:family="paragraph" style:parent-style-name="Standard">
      <style:paragraph-properties fo:text-align="start" style:justify-single-word="false" style:writing-mode="lr-tb"/>
      <style:text-properties style:font-name="Liberation Sans" fo:font-size="12pt" officeooo:paragraph-rsid="003d1bcd" style:font-size-asian="12pt" style:font-size-complex="12pt"/>
    </style:style>
    <style:style style:name="P79" style:family="paragraph" style:parent-style-name="Standard">
      <style:paragraph-properties fo:text-align="start" style:justify-single-word="false" style:writing-mode="lr-tb"/>
      <style:text-properties style:font-name="Liberation Sans" fo:font-size="12pt" officeooo:paragraph-rsid="0044663c" style:font-size-asian="12pt" style:font-size-complex="12pt"/>
    </style:style>
    <style:style style:name="P80" style:family="paragraph" style:parent-style-name="Standard">
      <style:paragraph-properties fo:text-align="justify" style:justify-single-word="false" style:writing-mode="lr-tb"/>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81" style:family="paragraph" style:parent-style-name="Standard">
      <style:paragraph-properties fo:text-align="justify" style:justify-single-word="false" style:writing-mode="lr-tb"/>
      <style:text-properties style:font-name="Liberation Sans" fo:font-size="12pt" fo:font-style="italic" fo:font-weight="normal" officeooo:paragraph-rsid="001361f5" style:font-size-asian="12pt" style:font-style-asian="italic" style:font-weight-asian="normal" style:font-size-complex="12pt" style:font-style-complex="italic" style:font-weight-complex="normal"/>
    </style:style>
    <style:style style:name="P82" style:family="paragraph" style:parent-style-name="Text_20_body">
      <style:text-properties style:font-name="Liberation Sans" fo:font-size="12pt" style:font-size-asian="12pt" style:font-size-complex="12pt"/>
    </style:style>
    <style:style style:name="P83" style:family="paragraph" style:parent-style-name="Text_20_body">
      <style:text-properties style:font-name="Liberation Sans" fo:font-size="12pt" officeooo:rsid="000e5cde" officeooo:paragraph-rsid="000e5cde" style:font-size-asian="12pt" style:font-size-complex="12pt"/>
    </style:style>
    <style:style style:name="P84" style:family="paragraph" style:parent-style-name="Text_20_body">
      <style:text-properties style:font-name="Liberation Sans" fo:font-size="12pt" officeooo:rsid="002ad64f" officeooo:paragraph-rsid="002ad64f" style:font-size-asian="12pt" style:font-size-complex="12pt"/>
    </style:style>
    <style:style style:name="P85" style:family="paragraph" style:parent-style-name="Text_20_body">
      <style:text-properties style:font-name="Liberation Sans" fo:font-size="12pt" officeooo:rsid="000e9362" officeooo:paragraph-rsid="000e9362" style:font-size-asian="12pt" style:font-size-complex="12pt"/>
    </style:style>
    <style:style style:name="P86" style:family="paragraph" style:parent-style-name="Text_20_body">
      <style:text-properties style:font-name="Liberation Sans" fo:font-size="12pt" officeooo:paragraph-rsid="000e9362" style:font-size-asian="12pt" style:font-size-complex="12pt"/>
    </style:style>
    <style:style style:name="P87" style:family="paragraph" style:parent-style-name="Text_20_body">
      <style:text-properties style:font-name="Liberation Sans" fo:font-size="12pt" officeooo:paragraph-rsid="000e5cde" style:font-size-asian="12pt" style:font-size-complex="12pt"/>
    </style:style>
    <style:style style:name="P88" style:family="paragraph" style:parent-style-name="Text_20_body">
      <style:text-properties style:font-name="Liberation Sans" fo:font-size="12pt" officeooo:rsid="000e8357" officeooo:paragraph-rsid="000e8357" style:font-size-asian="12pt" style:font-size-complex="12pt"/>
    </style:style>
    <style:style style:name="P89" style:family="paragraph" style:parent-style-name="Text_20_body">
      <style:text-properties style:font-name="Liberation Sans" fo:font-size="12pt" officeooo:rsid="0038ec7a" officeooo:paragraph-rsid="0038ec7a" style:font-size-asian="12pt" style:font-size-complex="12pt"/>
    </style:style>
    <style:style style:name="P90" style:family="paragraph" style:parent-style-name="Text_20_body">
      <style:text-properties style:font-name="Liberation Sans" fo:font-size="12pt" officeooo:rsid="00334b46" officeooo:paragraph-rsid="00334b46" style:font-size-asian="12pt" style:font-size-complex="12pt"/>
    </style:style>
    <style:style style:name="P91" style:family="paragraph" style:parent-style-name="Text_20_body">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P92" style:family="paragraph" style:parent-style-name="Text_20_body">
      <style:paragraph-properties fo:break-before="page"/>
      <style:text-properties style:font-name="Liberation Sans" fo:font-size="12pt" officeooo:rsid="000e5cde" officeooo:paragraph-rsid="000e5cde" style:font-size-asian="12pt" style:font-size-complex="12pt"/>
    </style:style>
    <style:style style:name="P93" style:family="paragraph" style:parent-style-name="Subtitle">
      <style:paragraph-properties fo:text-align="start" style:justify-single-word="false"/>
    </style:style>
    <style:style style:name="P94" style:family="paragraph" style:parent-style-name="Standard">
      <style:paragraph-properties fo:text-align="center" style:justify-single-word="false"/>
      <style:text-properties style:font-name="Liberation Sans" fo:font-size="18pt" officeooo:rsid="0059ac04" officeooo:paragraph-rsid="0059ac04" style:font-size-asian="18pt" style:font-size-complex="18pt"/>
    </style:style>
    <style:style style:name="P95"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5aecad" officeooo:paragraph-rsid="005aecad" style:font-size-asian="12pt" style:font-style-asian="normal" style:font-weight-asian="normal" style:font-size-complex="12pt" style:font-weight-complex="normal" style:text-emphasize="none"/>
    </style:style>
    <style:style style:name="P96" style:family="paragraph" style:parent-style-name="Standard">
      <style:paragraph-properties fo:text-align="justify"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aecad" officeooo:paragraph-rsid="005aecad" style:font-size-asian="12pt" style:font-style-asian="normal" style:font-weight-asian="normal" style:font-size-complex="12pt" style:font-weight-complex="normal" style:text-emphasize="none"/>
    </style:style>
    <style:style style:name="P97" style:family="paragraph" style:parent-style-name="Text_20_body">
      <style:text-properties style:font-name="Liberation Sans" fo:font-size="12pt" officeooo:paragraph-rsid="000e5cde" style:font-size-asian="12pt" style:font-size-complex="12pt"/>
    </style:style>
    <style:style style:name="P98" style:family="paragraph" style:parent-style-name="Text_20_body">
      <style:text-properties officeooo:rsid="005c0f61" officeooo:paragraph-rsid="005c0f61"/>
    </style:style>
    <style:style style:name="P99" style:family="paragraph" style:parent-style-name="Text_20_body">
      <style:paragraph-properties fo:text-align="justify" style:justify-single-word="false"/>
      <style:text-properties officeooo:rsid="005c0f61" officeooo:paragraph-rsid="005c0f61"/>
    </style:style>
    <style:style style:name="P100" style:family="paragraph" style:parent-style-name="Heading_20_1">
      <style:text-properties officeooo:paragraph-rsid="0036d198"/>
    </style:style>
    <style:style style:name="T1"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color="#000000" style:text-outline="false" style:text-line-through-style="none" style:text-line-through-type="none" fo:font-style="normal" fo:text-shadow="none" style:text-underline-style="none" fo:font-weight="normal" officeooo:rsid="00270215" style:font-style-asian="normal" style:font-weight-asian="normal" style:text-emphasize="none"/>
    </style:style>
    <style:style style:name="T3" style:family="text">
      <style:text-properties fo:color="#000000" style:text-outline="false" style:text-line-through-style="none" style:text-line-through-type="none" fo:font-style="normal" fo:text-shadow="none" style:text-underline-style="none" fo:font-weight="normal" officeooo:rsid="0010cd36" style:font-style-asian="normal" style:font-weight-asian="normal" style:text-emphasize="none"/>
    </style:style>
    <style:style style:name="T4" style:family="text">
      <style:text-properties fo:color="#000000" style:text-outline="false" style:text-line-through-style="none" style:text-line-through-type="none" fo:font-style="normal" fo:text-shadow="none" style:text-underline-style="none" fo:font-weight="normal" officeooo:rsid="0038ec7a" style:font-style-asian="normal" style:font-weight-asian="normal" style:text-emphasize="none"/>
    </style:style>
    <style:style style:name="T5" style:family="text">
      <style:text-properties fo:color="#000000" style:text-outline="false" style:text-line-through-style="none" style:text-line-through-type="none" fo:font-style="normal" fo:text-shadow="none" style:text-underline-style="none" fo:font-weight="normal" officeooo:rsid="003b58f1" style:font-style-asian="normal" style:font-weight-asian="normal" style:text-emphasize="none"/>
    </style:style>
    <style:style style:name="T6" style:family="text">
      <style:text-properties fo:color="#000000" style:text-outline="false" style:text-line-through-style="none" style:text-line-through-type="none" fo:font-style="normal" fo:text-shadow="none" style:text-underline-style="none" fo:font-weight="normal" officeooo:rsid="000e5cde" style:font-style-asian="normal" style:font-weight-asian="normal" style:font-weight-complex="normal" style:text-emphasize="none"/>
    </style:style>
    <style:style style:name="T7" style:family="text">
      <style:text-properties fo:color="#000000" style:text-outline="false" style:text-line-through-style="none" style:text-line-through-type="none" fo:font-style="normal" fo:text-shadow="none" style:text-underline-style="none" style:font-style-asian="normal" style:text-emphasize="none"/>
    </style:style>
    <style:style style:name="T8" style:family="text">
      <style:text-properties fo:color="#000000" style:text-outline="false" style:text-line-through-style="none" style:text-line-through-type="none" fo:font-style="normal" fo:text-shadow="none" style:text-underline-style="none" officeooo:rsid="00562899" style:font-style-asian="normal" style:text-emphasize="none"/>
    </style:style>
    <style:style style:name="T9" style:family="text">
      <style:text-properties fo:color="#000000" style:text-outline="false" style:text-line-through-style="none" style:text-line-through-type="none" fo:font-style="italic" fo:text-shadow="none" style:text-underline-style="none" style:font-style-asian="italic" style:font-style-complex="italic" style:text-emphasize="none"/>
    </style:style>
    <style:style style:name="T10" style:family="text">
      <style:text-properties fo:color="#000000" style:text-outline="false" style:text-line-through-style="none" style:text-line-through-type="none" fo:text-shadow="none" style:text-underline-style="none" style:text-emphasize="none"/>
    </style:style>
    <style:style style:name="T11" style:family="text">
      <style:text-properties fo:color="#000000" style:text-outline="false" style:text-line-through-style="none" style:text-line-through-type="none" fo:text-shadow="none" style:text-underline-style="none" officeooo:rsid="001361f5" style:text-emphasize="none"/>
    </style:style>
    <style:style style:name="T12" style:family="text">
      <style:text-properties fo:color="#000000" style:text-outline="false" style:text-line-through-style="none" style:text-line-through-type="none" fo:text-shadow="none" style:text-underline-style="none" officeooo:rsid="001623dd" style:text-emphasize="none"/>
    </style:style>
    <style:style style:name="T13" style:family="text">
      <style:text-properties officeooo:rsid="0036d198"/>
    </style:style>
    <style:style style:name="T14" style:family="text">
      <style:text-properties officeooo:rsid="00388e7e"/>
    </style:style>
    <style:style style:name="T15" style:family="text">
      <style:text-properties officeooo:rsid="0041f285"/>
    </style:style>
    <style:style style:name="T16" style:family="text">
      <style:text-properties officeooo:rsid="00482242"/>
    </style:style>
    <style:style style:name="T17" style:family="text">
      <style:text-properties officeooo:rsid="005482eb"/>
    </style:style>
    <style:style style:name="T18" style:family="text">
      <style:text-properties officeooo:rsid="0059ac04"/>
    </style:style>
    <style:style style:name="T19" style:family="text">
      <style:text-properties style:font-name="Liberation San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yecto de</text:p>
      <text:p text:style-name="Title">Reglamento</text:p>
      <text:p text:style-name="Title">de la Ley de Infogobierno</text:p>
      <text:p text:style-name="P17"/>
      <text:p text:style-name="P94">(incompleto)</text:p>
      <text:p text:style-name="Subtitle">Versión <text:span text:style-name="T18">2</text:span> <text:span text:style-name="T18">Mayo</text:span> 2016</text:p>
      <text:p text:style-name="Subtitle">(Comisión designada por la CONATI)</text:p>
      <text:p text:style-name="P12"/>
      <text:p text:style-name="P12"/>
      <text:h text:style-name="Heading_20_1" text:outline-level="1">Parte 1: <text:s/>Preliminares</text:h>
      <text:p text:style-name="P83"/>
      <text:h text:style-name="Heading_20_2" text:outline-level="2">Capítulo 1: Objeto del reglamento</text:h>
      <text:h text:style-name="Heading_20_3" text:outline-level="3">Atendiendo al art 1 de la ley. <text:s/></text:h>
      <text:p text:style-name="P90">Definición del objeto del reglamento</text:p>
      <text:h text:style-name="Heading_20_3" text:outline-level="3">Atendiendo al art 8 de la ley</text:h>
      <text:p text:style-name="Text_20_body"/>
      <text:p text:style-name="P96">articulo 1.1: El objeto de este reglamento es establecer las condiciones operativas y funcionales de la Ley de InfoGobierno, definiendo conceptos complementarios, protocolos, actividades y limitaciones que deben realizarse en todos los niveles del poder público y del poder popular para cumpĺir con los dictámenes de la ley. </text:p>
      <text:p text:style-name="P95"/>
      <text:p text:style-name="P96">artículo 1.2: La primera condición operativa y funcional para usuarios y usuarias de servicios informáticos del poder público y del poder popular es su identidad electrónica. Se trata de una extensión de la identidad ciudadana que será otorgada, únivocamente, a cada ciudadano y ciudadana, por las plataformas informáticas en las que se registre como usuario o usuaria. </text:p>
      <text:p text:style-name="P96">Todas personas tienen derecho a poseer una identidad electrónica y la correspondiente certificación digital en los términos que establece la ley y este reglamento. Cada usuario y usuaria será responsable de proteger su identidad electrónica preservando la privacidad de las claves y los medios de certificación de su identidad, con el mejor de sus esfuerzos. La identidad electrónica será intransferible y preferiblemente única entre todas las plataformas de poder público y del poder popular. </text:p>
      <text:h text:style-name="Heading_20_2" text:outline-level="2"><text:soft-page-break/>Capítulo 2: Definiciones complementarias </text:h>
      <text:p text:style-name="P12"/>
      <text:h text:style-name="Heading_20_3" text:outline-level="3">Atendiendo al art. 3 de la ley:</text:h>
      <text:p text:style-name="P16"/>
      <text:p text:style-name="P85">definir </text:p>
      <text:p text:style-name="P86">- Identidad digital.</text:p>
      <text:p text:style-name="P82">- Privacidad</text:p>
      <text:p text:style-name="P91">- Derecho al seguimiento de los procesos, tickets de servicio. </text:p>
      <text:p text:style-name="P91">- Derechos a réplica en servicios de información.</text:p>
      <text:p text:style-name="P91">- transparencia informática</text:p>
      <text:p text:style-name="P91">- principio del trámite más breve, más eficaz y más eficiente.</text:p>
      <text:p text:style-name="P82"><text:span text:style-name="T1">- </text:span><text:span text:style-name="T3">Protocolo, procedimiento, proceso y trámite. </text:span></text:p>
      <text:p text:style-name="P10"/>
      <text:h text:style-name="Heading_20_3" text:outline-level="3">Atendiendo al art. 5</text:h>
      <text:p text:style-name="P3"/>
      <text:p text:style-name="P3">El reglamento debe aclarar que todo documento público, debidamente anonimizado, debe ser de acceso abierto. En particular,</text:p>
      <text:p text:style-name="P40">- manuales</text:p>
      <text:p text:style-name="P40">- decretos.</text:p>
      <text:p text:style-name="P40">- proclamas</text:p>
      <text:p text:style-name="P40">- informes</text:p>
      <text:p text:style-name="P40">- ordenanzas TIC (Definir).</text:p>
      <text:p text:style-name="P11"/>
      <text:p text:style-name="P11"/>
      <text:h text:style-name="Heading_20_3" text:outline-level="3">Atendiendo al art 8:</text:h>
      <text:p text:style-name="P25"/>
      <text:p text:style-name="P20">Definir identidad electrónica y derechos correlativos de privacidad e intimidad. </text:p>
      <text:p text:style-name="P20"/>
      <text:p text:style-name="P20">Definición de trámite, tanto por vía electrónica como por otros medios. </text:p>
      <text:p text:style-name="P20"/>
      <text:p text:style-name="P21">Definición de la arquitectura estándar de los servicios TIC para organizaciones del poder popular. </text:p>
      <text:p text:style-name="P21"/>
      <text:p text:style-name="P21">Se requiere la definición precisa de los derechos de acceso. </text:p>
      <text:p text:style-name="P21"/>
      <text:p text:style-name="P21">Prohibición expresa de copias impresas si se pueden entregar electrónicas.</text:p>
      <text:p text:style-name="P21"/>
      <text:p text:style-name="P21">Definición de formatos abiertos y protocolos para entregar documentos electrónicos. </text:p>
      <text:p text:style-name="P27"/>
      <text:p text:style-name="P83"><text:soft-page-break/></text:p>
      <text:h text:style-name="Heading_20_3" text:outline-level="3">Atendiendo al art 10: </text:h>
      <text:p text:style-name="P9"><text:span text:style-name="T7">Articulo </text:span><text:span text:style-name="T8">propuesto para el</text:span><text:span text:style-name="T7"> reglamento:-</text:span></text:p>
      <text:p text:style-name="P18"/>
      <text:p text:style-name="P66">Cada una de las organizaciones sometidas a esta ley creará y preservará cuidadosamente una memoria electrónica de las comunicaciones, documentos y actuaciones que realicen.</text:p>
      <text:p text:style-name="P66"/>
      <text:p text:style-name="P80"><text:span text:style-name="T10">Los funcionarios y funcionarias serán directamente responsables de la integridad de esa memoría y de su preservación en el largo plazo. </text:span></text:p>
      <text:p text:style-name="P66"/>
      <text:p text:style-name="P74"><text:span text:style-name="T9">Queda expresamente prohibido eliminar o alterar la memoria organizacional o permitir que esto ocurra por acciones internas o externas. Cualquier corrección a la que haya lugar se agregará preservando los documentos en sus versiones previas y referenciándolos adecuadamente a la versión original.</text:span><text:span text:style-name="T7"> </text:span></text:p>
      <text:p text:style-name="P18"/>
      <text:p text:style-name="P9"/>
      <text:h text:style-name="Heading_20_3" text:outline-level="3">Atendiendo al art 11: </text:h>
      <text:p text:style-name="P50">Definición de expediente electrónico. </text:p>
      <text:p text:style-name="P38"/>
      <text:p text:style-name="P83"/>
      <text:h text:style-name="Heading_20_3" text:outline-level="3">Atendiendo al art 16: </text:h>
      <text:p text:style-name="P4">Definición de áreas temáticas, objetivos de estudio y competencias esperadas para programas de formación de usuarios y usuarias TICs. </text:p>
      <text:p text:style-name="P14"/>
      <text:p text:style-name="P83"/>
      <text:h text:style-name="Heading_20_3" text:outline-level="3">En atención al art. 55: </text:h>
      <text:p text:style-name="P5">Definir la arquitectura general del sistema nacional de seguridad informática. </text:p>
      <text:p text:style-name="P15"/>
      <text:p text:style-name="P83"/>
      <text:h text:style-name="Heading_20_1" text:outline-level="1">Parte 2: Protocolos y procedimientos generales</text:h>
      <text:p text:style-name="P87"/>
      <text:p text:style-name="P87"/>
      <text:h text:style-name="Heading_20_2" text:outline-level="2">Capitulo 3: <text:s/><text:span text:style-name="T14">Sobre los protocolos de atención al poder popular y la contraloría social de los servicios públicos</text:span></text:h>
      <text:p text:style-name="P98"><text:span text:style-name="T19"># Atendiendo a los códigos: </text:span></text:p>
      <text:p text:style-name="P98"><text:span text:style-name="T19">## protocolos de estandarización de aplicaciones. </text:span></text:p>
      <text:p text:style-name="P98"><text:span text:style-name="T19"/></text:p>
      <text:p text:style-name="P99"><text:soft-page-break/><text:span text:style-name="T19">artículo 3.1: Los sistemas informáticos del poder público y del poder popular propenderán hacia la estandarización de aplicaciones como una manera de sumar esfuerzos y ahorrar en costos de desarrollo, mantenimiento y adaptación de soluciones. Para ello, cualquier organización del poder público o del poder popular podrá proponer estándares y especificaciones comunes para las plataformas informáticas que ofrezcan soluciones horizontales o transversales a problemas informáticos comunes a varias organizaciones. La CONATI atenderá cada solicitud en un tiempo razonable y organizará un proceso abierto y público de discusión, elaboración y validación del estándar propuesto que culminará con la especificación acordada para el estándar o una desestimación abierta y razonada de la propuesta. Toda contrapropuesta podrá admitirse como una nueva solicitud haciendo referencia a los documentos de acceso abierto de las anteriores. </text:span></text:p>
      <text:p text:style-name="P98"><text:span text:style-name="T19"/></text:p>
      <text:p text:style-name="P98"><text:span text:style-name="T19">## un protocolo para abrir un documento al público. (liberar documento público)</text:span></text:p>
      <text:p text:style-name="P98"><text:span text:style-name="T19"/></text:p>
      <text:p text:style-name="P99"><text:span text:style-name="T19">artículo 3.2: Todo documento de interés público será declarado de acceso abierto y puesto a disposición de toda la comunidad en formato electrónico, una vez haya sido anonimizado y cumplidas las consultas de rigor con sus autores acerca de cualquier compromiso contraído por derechos de autor, y para que esté en concordancia con los estándares de soberanía y seguridad nacional. Para ello, la CONATI garantizará la disponibilidad de repositorios, en donde cualquier funcionario o funcionaria podrá liberar en condiciones de acceso abierto cualquier documento que considere de interés público, una vez cumplidas las previsiones antes mencionadas. Si el funcionario o la funcionaria es el autor o autora del documento, se considerarán cumplidas tales previsiones con el mero acto de publicación en un repositorio público. Este repositorio garantizará la preservación a largo plazo del documento y sus metadatos a largo plazo, incluidos los datos sobre la identidad del autor, del ente o persona que lo publica y su afiliación. Cualquier persona podrá solicitar la liberación de un documento en condiciones de acceso abierto, en cuyo caso, la CONATI atenderá la solicitud en un tiempo razonable y organizará el proceso de consulta con los autores y la autorizades involucradas que culminará con la liberación del documento o con una desestimación abierta y razonada de la propuesta. </text:span></text:p>
      <text:p text:style-name="P98"><text:span text:style-name="T19"/></text:p>
      <text:p text:style-name="P98"><text:span text:style-name="T19">## Deben definirse protocolos de anonimizado de documentos (para eliminar información particular de las personas). </text:span></text:p>
      <text:p text:style-name="P98"><text:span text:style-name="T19"/></text:p>
      <text:p text:style-name="P99"><text:span text:style-name="T19">artículo 3.3: Los sistemas informáticos del poder público y del poder popular deben tomar previsiones expresas y tan robustas como sea posible para proteger la identidad de las personas, evitando que detalles personales o íntimos sean revelados sin la autorización </text:span><text:soft-page-break/><text:span text:style-name="T19">expresa de cada persona o de sus representantes legales. Toda información personal y, especialmente, aquella que permita identificar a las personas particulares, como por ejemplo, cédulas de identidad, pasaportes, nombres propios, direcciones de residencia y trabajo, u otras de similar carácter personal, debe ser eliminada de cualquier documento que vaya ser expuesto públicamente por cualquier vía, salvo en los casos de trámites judiciales, los cuales se regirán por las normas que establecen otras leyes y reglamentos que les regulen. El proceso de anonimizado de los documentos antes de su exposición pública será responsabilidad directa de quienes administren o sean las y los administradores y responsables de cada plataforma informática, y deberá ser previsto por los desarrolladores y desarrolladoras de cada plataforma.</text:span></text:p>
      <text:p text:style-name="P98"><text:span text:style-name="T19"/></text:p>
      <text:p text:style-name="P99"><text:span text:style-name="T19">artículo 3.4: El proceso de anonimizado no puede ser revertido por ningún medio o persona, pues constituiría una violación de la privacidad y la intimidad. Todo intento por vincular a personas con documentos, sean o no de su propiedad, suyos o no, y que hayan sido anonimizados, constituye una acción hostil y debe ser detectada y registrada, tanto como sea posible, por todos los servicios y las plataformas informáticas para los fines legales a que haya lugar. </text:span></text:p>
      <text:p text:style-name="P98"><text:span text:style-name="T19"/></text:p>
      <text:p text:style-name="P98"><text:span text:style-name="T19"># Protocolos estándar para realizar peticiones y solicitudes al poder público. </text:span></text:p>
      <text:p text:style-name="P98"><text:span text:style-name="T19"/></text:p>
      <text:p text:style-name="P99"><text:span text:style-name="T19">artículo 3.5: Cualquier ciudadano o ciudadana podrá realizar peticiones y solicitudes al poder público y al poder popular a través de medios informáticos al poder público y al poder popular. Para ello, todo organismo de atención ciudadana del poder público y del poder popular, debe declarar de manera pública y notoria, sus medios y direcciones de acceso o contacto informático; igualmente, debe anunciar cambios y actualizaciones de tales direcciones con antelación, y previendo el necesario periodo de adaptación para sus usuarios y usuarias. Los mecanismos de autenticación, seguridad y privacidad previstos en la Ley y en este reglamento deben ser empleados en estas peticiones. Todos los servicios y plataformas informáticas del poder público y del poder popular harán su mejor esfuerzo para facilitar estos trámites a sus usuarios y usuarias. Toda petición o solicitud realizada por estas vías tendrá acuse de recibo inmediato con un identificador único del trámite, y deberá recibir respuesta definitiva en un tiempo razonable. </text:span></text:p>
      <text:p text:style-name="P98"><text:span text:style-name="T19"/></text:p>
      <text:p text:style-name="P99"><text:span text:style-name="T19">artículo 3.6: Todo ciudadano o ciudadana que haya realizado una petición o solicitud por algún medio informático tiene derecho a recibir información sobre el estado de su petición, usando como referencia el identificador del trámite. Asimismo, puede agregar detalles e incorporar recaudos electrónicos a su solicitud o petición por la misma vía hasta que su </text:span><text:soft-page-break/><text:span text:style-name="T19">solicitud haya sido atendida y resuelta completamente. Todos los servicios y plataformas informáticas de atención a peticiones deberán tomar previsiones para preservar los documentos, recaudos y evidencia de cada trámite y de las respuestas que les sean ofrecidas. </text:span></text:p>
      <text:p text:style-name="P98"><text:span text:style-name="T19"/></text:p>
      <text:p text:style-name="P98"><text:span text:style-name="T19"># Protocolo para realizar pagos, y liquidar impuestos. </text:span></text:p>
      <text:p text:style-name="P98"><text:span text:style-name="T19"/></text:p>
      <text:p text:style-name="P99"><text:span text:style-name="T19">artículo 3.7: Cualquier ciudadano o ciudadana podrá realizar pagos y liquidar sus impuestos por medios informáticos. Para ello, todo organismo <text:s/>del poder público y del poder popular que reciba pagos, debe declarar, de manera pública y notoriamente, sus medios y direcciones de acceso o contacto informático; igualmente, debe anunciar con antelación cambios y actualizaciones de tales direcciones con antelación y previendo el necesario periodo de adaptación para sus usuarios y usuarias. Los mecanismos de autenticación, seguridad y privacidad previstos en la Ley y en este reglamento deben ser empleados en estas peticiones y solicitudes y todos los servicios y plataformas informáticas al servicio del poder público y del poder popular harán su mejor esfuerzo para facilitar estos trámites a sus usuarios y usuarias. Toda petición o solicitud realizada por estas vías debe contar con un acuse de recibo inmediato que incluya un identificador único del trámite y debe recibir una respuesta definitiva en un tiempo razonable.</text:span></text:p>
      <text:p text:style-name="P98"><text:span text:style-name="T19"/></text:p>
      <text:p text:style-name="P98"><text:span text:style-name="T19"># Protocolo y elementos requeridos para recibir notificaciones. Relación entre identidad y correo electrónico. </text:span></text:p>
      <text:p text:style-name="P98"><text:span text:style-name="T19"/></text:p>
      <text:p text:style-name="P99"><text:span text:style-name="T19">artículo 3.8: Todo ciudadano y toda ciudadana que desee recibir respuesta a sus peticiones, solicitudes o trámites por ante el poder público o el poder popular, deberá declarar algún medio de contacto informático ante el proveedor del servicio respectivo. Tales medios de contacto, como por ejemplo, su dirección del correo electrónico, serán de completa responsabilidad de cada usuario o usuaria y serán considerados como parte de sus datos personales, con las correspondientes previsiones de privacidad e intimidad, previstas en la Ley y en los reglamentos. </text:span></text:p>
      <text:p text:style-name="P98"><text:span text:style-name="T19"/></text:p>
      <text:p text:style-name="P98"><text:span text:style-name="T19"># Protocolo para reclamos electrónicos.</text:span></text:p>
      <text:p text:style-name="P98"><text:span text:style-name="T19"/></text:p>
      <text:p text:style-name="P98"><text:span text:style-name="T19">(Ver arriba: se podrá fijar tiempo máximo para responder a un reclamo?)</text:span></text:p>
      <text:p text:style-name="P98"><text:span text:style-name="T19"/></text:p>
      <text:p text:style-name="P99"><text:soft-page-break/><text:span text:style-name="T19">artículo 3.9: Todo reclamo o queja presentadosa por vía informática por cualquier ciudadano o ciudadana ante el poder público o el poder popular por vía informática será remitida automáticamente hacia el destino pretendido por el reclamante o hacia el responsable de la acción o situación bajo reclamo. Tales reclamos o quejas serán considerados solicitudes de trámites y serán atendidos en un tiempo prudencial, <text:s/>y tal como se prevé en este reglamento. Todos los textos y documentos electrónicos asociados con una queja o reclamo deben ser preservados en el largo plazo y debe anticiparse su recuperación oportuna para fines de auditoría y contraloría social. </text:span></text:p>
      <text:p text:style-name="P98"><text:span text:style-name="T19"/></text:p>
      <text:p text:style-name="P98"><text:span text:style-name="T19">## Protocolo para protección de la privacidad y anonimizado de la información pública. </text:span></text:p>
      <text:p text:style-name="P98"><text:span text:style-name="T19"/></text:p>
      <text:p text:style-name="P98"><text:span text:style-name="T19">(Ver arriba)</text:span></text:p>
      <text:p text:style-name="P98"><text:span text:style-name="T19"/></text:p>
      <text:p text:style-name="P98"><text:span text:style-name="T19"># Protocolo de contraloríacontraloria de servicios de información. </text:span></text:p>
      <text:p text:style-name="P98"><text:span text:style-name="T19"/></text:p>
      <text:p text:style-name="P99"><text:span text:style-name="T19">artículo 3.10: Todo servicio o plataforma informática del poder público y del poder popular debe incorporar medios y mecanismos hábiles y expeditos para la contraloría interna y social de sus procesos y de su información. Para ello, cada servicio y plataforma mantendrá bitácoras y respaldos de largo plazo de todo dato, trámite, servicio y transformación estructural en cada plataforma, incluyendo registros seguros y detallados de todo el personal que acceda o controle a los sistemas informáticos. Cualquier ciudadano o cualquier ciudadana podrá solicitar la auditoría parcial o total de cualquier servicio o plataforma informática del poder público o del poder popular. La CONATI atenderá cada solicitud en un tiempo razonable y organizará un proceso abierto y público de auditoría informática que culminará con la liberación, en condiciones de acceso abierto, de un informe que responda al requerimiento de información del solicitante de la auditoría. En dicho informe se expondrá o bien la auditoria, o bien la desestimación abierta y razonada de tal requerimiento explicando las razones para no liberar la información, o bien un informe también abierto que combine los esos dos tipos de respuestas: la información abierta o la desestimación razonada para cada ítem de información solicitado. Todos estos procesos de apoyo a la contraloría serán responsabilidad directa de las y los administradores y responsables de cada plataforma informática y deben ser previstos por los desarrolladores y desarrolladoras en las especificaciones, los diseños y en los desarrollos e implantaciones.</text:span></text:p>
      <text:p text:style-name="P98"><text:span text:style-name="T19"/></text:p>
      <text:p text:style-name="P98"><text:span text:style-name="T19"># Protocolo para la digitalización progresiva de archivos públicos. </text:span></text:p>
      <text:p text:style-name="P98"><text:span text:style-name="T19"/></text:p>
      <text:p text:style-name="P99"><text:soft-page-break/><text:span text:style-name="T19">artículo 3.11: Cada una de las organizaciones sometidas a la ley creará y preservará, progresiva y cuidadosamente una memoria electrónica de las comunicaciones, documentos y actuaciones que realicen. Todo los funcionarios y las funcionarias serán directamente responsables de la integridad de esa memoría y de su preservación en el largo plazo. Queda expresamente prohibido eliminar o alterar la memoria organizacional o permitir que esto ocurra por acciones internas o externas. Cualquier corrección a la que haya lugar se agregará preservando los documentos en sus versiones previas y referenciándolos adecuadamente a la versión original. La integridad y autenticidad de cada memoria electrónica será certificada por los medios técnológicos previstos en la ley y en este reglamento. </text:span></text:p>
      <text:p text:style-name="P98"><text:span text:style-name="T19"/></text:p>
      <text:p text:style-name="P98"><text:span text:style-name="T19">## Protocolo de reporte de software o hardware adquirido en violación de la ley. </text:span></text:p>
      <text:p text:style-name="P98"><text:span text:style-name="T19"/></text:p>
      <text:p text:style-name="P99"><text:span text:style-name="T19">artículo 3.12: Todo usuario y toda usuaria de los servicios del poder público o del poder popular tiene derecho a utilizar las tecnologías de información libres como medio de participación y organización. En consecuencia, no se podrá exigir, ni coaccionar, ni inducir, ni de ninguna otra manera forzar a ciudadanos y ciudadanas a adquirir tecnología que no sea libre para acceder a servicios públicos de cualquier tipo. Para garantizar este derecho establecido por la ley (artículo 8, apartado 9), la CONATI mantendrá un servicio permanente de recepción y seguimiento a cualquier denuncia de violación de este derecho por parte de cualquier ciudadano y ciudadana. Toda denuncia presentada por esta vía será tratada como un trámite de solicitud y recibirá con un acuse de recibo inmediato y una respuesta definitiva en un tiempo razonable. La identidad del denunciante será mantenida en secreto cuando menos hasta que se complete la investigación y se emita la respuesta definitiva. </text:span></text:p>
      <text:p text:style-name="P98"><text:span text:style-name="T19"/></text:p>
      <text:p text:style-name="P98"><text:span text:style-name="T19"># Protocolo para registro público de programas informáticos (base mínima de metadatos).</text:span></text:p>
      <text:p text:style-name="P98"><text:span text:style-name="T19"/></text:p>
      <text:p text:style-name="P99"><text:span text:style-name="T19">artículo 3.13: El poder público y el poder popular mantendrán un registro único y compartido, a modo de memoria electrónica, de todos los programas informáticos adquiridos o desarrollados en o para sus plataformas informáticas, a todo nivel y para cualquier propósito. Para alimentar ese registro, la CONATI mantendrá un servicio permanente de recepción y seguimiento de las declaraciones que hará regularmente cada organismo del poder público u organización del poder popular con las información descriptiva (artículo 12 de la ley) de los nuevos programas adquiridos o desarrollados, así como las referencias explícitas a los repositorios permanentes desde donde se puedan obtener esos desarrollos informáticos en condiciones de libertad. </text:span></text:p>
      <text:p text:style-name="P98"><text:span text:style-name="T19"/></text:p>
      <text:p text:style-name="P98"><text:soft-page-break/><text:span text:style-name="T19"># Protocolo para la elaboración de planes de migración y liberación de software. </text:span></text:p>
      <text:p text:style-name="P98"><text:span text:style-name="T19"/></text:p>
      <text:p text:style-name="P99"><text:span text:style-name="T19">artículo 3.14: Cada organismo del poder público y cada organización del poder popular tiene el deber de migrar sus plataformas informáticas a tecnologías libres. A tales efectos, la CONATI recibirá las propuestas de planes de migración, evaluará su factibilidad técnica y económica, validará a disponibilidad presupuestaria centralizada y aprobará la ejecución estableciendo plazos razonables para su culminación. Las organizaciones podrán, asimismo, adelantar sus planes de migración en los términos que establece la ley y sin la autorización expresa de la CONATI cuando cuenten con recursos y financimiento para realizarlos que no afecten la disponibilidad centralizada. </text:span></text:p>
      <text:p text:style-name="P98"><text:span text:style-name="T19"/></text:p>
      <text:p text:style-name="P99"><text:span text:style-name="T19">artículo 3.15: Cada organismo del poder público y cada organización del poder popular tiene el deber de liberar, con las licencias prescritas por la ley, todo desarrollo informático adquirido o financiado con fondos públicos, bajo su responsabilidad. Si las y los desarrolladores son funcionarios del poder público o integrantes del poder popular podrán, sin más trámites, liberar ellos y ellas mismas sus desarrollos, en las versiones, los tiempos y los mecanismos que consideren adecuados, siempre que se garanticen las condiciones de libertad de esos desarrollos en el largo plazo. La CONATI avalará una red de repositorios y servicios tecnológicos que garanticen esas condiciones y la soberanía tecnológica, en el territorio nacional. </text:span></text:p>
      <text:p text:style-name="P98"><text:span text:style-name="T19"/></text:p>
      <text:p text:style-name="P98"><text:span text:style-name="T19"># Protocolo para validación de licencias compatibles con la ley de infogobierno. </text:span></text:p>
      <text:p text:style-name="P98"><text:span text:style-name="T19"/></text:p>
      <text:p text:style-name="P99"><text:span text:style-name="T19">artículo 3.16: La ley establece (artículo 35) las condiciones que debe tener toda licencia de software o tecnología libre. Los responsables de cada desarrollo informático son libres de elegir la licencia que consideren conveniente entre las que satisfagan esas condiciones. Cualquier ciudadano o ciudadana podrá denunciar violaciones a esas condiciones, para lo cual la CONATI mantendrá un servicio permanente de recepción y seguimiento. Toda denuncia presentada por esta vía será tratada como un trámite de solicitud y recibirá con un acuse de recibo inmediato y una respuesta definitiva en un tiempo razonable. La identidad del denunciante será mantenida en secreto cuando menos hasta que se complete la investigación y se emita la respuesta definitiva. La CONATI resolverá cualquier denuncia con la apertura de un proceso sancionatorio, como establece la ley, o con una certificación que las condiciones de libertad son efectivamente cumplidas, incluida la validación del acceso público a los códigos fuentes de los desarrollos. </text:span></text:p>
      <text:p text:style-name="P98"><text:span text:style-name="T19"/></text:p>
      <text:p text:style-name="P98"><text:soft-page-break/><text:span text:style-name="T19"># Protocolo para el otorgamiento de firmas electrónicas certificadas a los ciudadanos y ciudadanas. </text:span></text:p>
      <text:p text:style-name="P98"><text:span text:style-name="T19"/></text:p>
      <text:p text:style-name="P98"><text:span text:style-name="T19"># Protocolos para firmado electrónico de documentos oficiales. </text:span></text:p>
      <text:p text:style-name="P98"><text:span text:style-name="T19"/></text:p>
      <text:p text:style-name="P98"><text:span text:style-name="T19"># Protocolo de validación y acreditación de certificación de seguridad. </text:span></text:p>
      <text:p text:style-name="P98"><text:span text:style-name="T19"/></text:p>
      <text:h text:style-name="Heading_20_2" text:outline-level="2">Capítulo 4: Sobre los protocolos <text:span text:style-name="T15">internos</text:span> en los servicios públicos. </text:h>
      <text:p text:style-name="P89"/>
      <text:h text:style-name="Heading_20_3" text:outline-level="3">Atendiendo a los códigos: </text:h>
      <text:p text:style-name="P7"/>
      <text:p text:style-name="P7">Protocolo para proponer procesos suceptibles de automatización</text:p>
      <text:p text:style-name="P7"/>
      <text:p text:style-name="P51">¿Cómo se verificará la utilización del sistema automático? </text:p>
      <text:p text:style-name="P51">(Protocolo para evaluación del aprovechamiento de sistemas automáticos</text:p>
      <text:p text:style-name="P2"/>
      <text:p text:style-name="P30">Protocolo y principios de acuerdos de servicio para una institución que se afilia a un repositorio. </text:p>
      <text:p text:style-name="P42"/>
      <text:p text:style-name="P42">Protocolo de afiliación de un repositorio a la red nacional de repositorios.</text:p>
      <text:p text:style-name="P42"/>
      <text:p text:style-name="P42">Protocolo de registro de programas informáticos</text:p>
      <text:p text:style-name="P42"/>
      <text:p text:style-name="P30">Protocolo de verificación de visibilidad pública. </text:p>
      <text:p text:style-name="P58"/>
      <text:p text:style-name="P31">Protocolos para contraloria social y validación de auditabilidad y veracidad de sistemas TICs</text:p>
      <text:p text:style-name="P68"/>
      <text:p text:style-name="P31">Protocolo para verificación del funcionamiento del buzón de sugerencias.</text:p>
      <text:p text:style-name="P68"/>
      <text:p text:style-name="P31">Protocolos de contraloría social, reporte y seguimientos de fallas. </text:p>
      <text:p text:style-name="P68"/>
      <text:p text:style-name="P31">Protocolo de reporte de abusos en las solicitudes de recaudos. </text:p>
      <text:p text:style-name="P43"/>
      <text:p text:style-name="P43">Protocolo de verificación de requisitos. </text:p>
      <text:p text:style-name="P59"/>
      <text:p text:style-name="P32">Protocolo de reporte y seguimiento de fallas y violaciones del tipo descrito en este artículo. </text:p>
      <text:p text:style-name="P69"/>
      <text:p text:style-name="P32">Protocolo de certificación de validez e integridad de un documento electrónico. </text:p>
      <text:p text:style-name="P69"/>
      <text:p text:style-name="P32">Protocolo de verificación de interoperabilidad entre proyectos y sistemas TIC del poder popular y del poder público. </text:p>
      <text:p text:style-name="P69"><text:soft-page-break/></text:p>
      <text:p text:style-name="P32">Protocolo de certificación de validez de un documento electrónico. </text:p>
      <text:p text:style-name="P44"/>
      <text:p text:style-name="P44">Protocolo de verificación de requisitos en trámites públicos. </text:p>
      <text:p text:style-name="P69"/>
      <text:p text:style-name="P32">Protocolo de verificación de interoperabilidad. </text:p>
      <text:p text:style-name="P69"/>
      <text:p text:style-name="P60">Protocolos de integración, interoperabilidad y control distribuidos de plataformas TICS del Poder público</text:p>
      <text:p text:style-name="P60"/>
      <text:p text:style-name="P33">Protocolos para intercambio de información entre instituciones públicas y del poder popular.</text:p>
      <text:p text:style-name="P89"/>
      <text:h text:style-name="Heading_20_2" text:outline-level="2">Capítulo 5: Sobre <text:span text:style-name="T16">el reglamento interno y los protocolos de funcionamiento de la CONATI y entes de apoyo. </text:span></text:h>
      <text:h text:style-name="Heading_20_3" text:outline-level="3">Atendiendo a los códigos: </text:h>
      <text:p text:style-name="Text_20_body"/>
      <text:p text:style-name="P39">Protocolo para intercambio de documentos electrónicos entre poder público y poder popular. </text:p>
      <text:p text:style-name="P39"/>
      <text:p text:style-name="P43">Protocolo de anonimizado y de aseguramiento de la condición confidencial de la información</text:p>
      <text:p text:style-name="P43"/>
      <text:p text:style-name="P43">Protocolo para proponer proyectos de desarrollo de TICS en el poder público y en el poder popular. </text:p>
      <text:p text:style-name="P43"/>
      <text:p text:style-name="P43">Protocolo de validación de accesibilidad y usabilidad para el software y el hardware del poder público y el poder popular. </text:p>
      <text:p text:style-name="P43"/>
      <text:p text:style-name="P78"><text:span text:style-name="T6">Protocolo para certificación de información oficial. </text:span><text:span text:style-name="T1">- ¿Cómo verificar integridad e identidad de un documento electrónico?</text:span></text:p>
      <text:p text:style-name="P31"/>
      <text:p text:style-name="P34">Protocolo para registro público de programas informáticos. </text:p>
      <text:p text:style-name="P45"/>
      <text:p text:style-name="P79"><text:span text:style-name="T1">Protocolo para reporte de violaciones de este artículo </text:span><text:span text:style-name="T2">34. </text:span></text:p>
      <text:p text:style-name="P64"/>
      <text:p text:style-name="P79"><text:span text:style-name="T2">Protocolo de verificaci</text:span><text:span text:style-name="T1">ón de licenciamiento libre y de acceso al código fuente. </text:span></text:p>
      <text:p text:style-name="P45"><text:s/></text:p>
      <text:p text:style-name="P34">Protocolo de verificación de independencia de soportes privativos para las aplicaciones de software del poder público. </text:p>
      <text:p text:style-name="P45"/>
      <text:p text:style-name="P45"/>
      <text:p text:style-name="P45">Protocolo de reporte de dependencias privativas en software y hardware. </text:p>
      <text:p text:style-name="P70"/>
      <text:p text:style-name="P34">Protocolo general para la elaboración cooperativa y abierta del plan nacional de Tis.</text:p>
      <text:p text:style-name="P45"/>
      <text:p text:style-name="P45">Protocolos para definición de políticas, dictámenes, lineamientos y ordenadas en TICs. </text:p>
      <text:p text:style-name="P45"/>
      <text:p text:style-name="P45"><text:soft-page-break/>Protocolo de seguimiento a indicadores de uso de las TICs</text:p>
      <text:p text:style-name="P61"/>
      <text:p text:style-name="P46">Protocolo de certificación de equipos y servicios TIC</text:p>
      <text:p text:style-name="P46"/>
      <text:p text:style-name="P46">Reglamento interno CONATI debe incluir el protocolo para toma de decisiones y para la designación de suplentes para llenar las faltas. </text:p>
      <text:p text:style-name="P46"/>
      <text:p text:style-name="P46">El reglamento debe aclarar que la unanimidad aplica siempre que haya asistencia completa. </text:p>
      <text:p text:style-name="P46"/>
      <text:p text:style-name="P46">Protocolo de verificación de conflictos de intereses. </text:p>
      <text:p text:style-name="P46"/>
      <text:p text:style-name="P46">Protocolos para realización de inspecciones y fiscalizaciones.</text:p>
      <text:p text:style-name="P46"/>
      <text:p text:style-name="P46">Protocolos de coordinación CONATI Suscerte</text:p>
      <text:p text:style-name="P46"/>
      <text:p text:style-name="P46">Protocolo de coordinación CONATI CNTI</text:p>
      <text:p text:style-name="P46"/>
      <text:p text:style-name="P46">Protocolos de verificación de calidad en sistemas y servicios TICs</text:p>
      <text:p text:style-name="P46"/>
      <text:p text:style-name="P46">Protocolos básicos para atención de eventos de seguridad informática </text:p>
      <text:p text:style-name="P46"/>
      <text:p text:style-name="P46">Reglamentos suscerte</text:p>
      <text:p text:style-name="P46"/>
      <text:p text:style-name="P46">Protocolo de validación de calidad en los servicios públicos</text:p>
      <text:p text:style-name="P46"/>
      <text:p text:style-name="P46">Protocolos de validación de transparencia </text:p>
      <text:p text:style-name="P63"/>
      <text:p text:style-name="P35">Protocolo para visibilizar requerimientos de desarrollo de software en el sector público. </text:p>
      <text:p text:style-name="P88"/>
      <text:p text:style-name="P87"/>
      <text:h text:style-name="Heading_20_1" text:outline-level="1">Parte 3: <text:s/>Sobre las sanciones, excepciones y contribuciones</text:h>
      <text:p text:style-name="P83"/>
      <text:h text:style-name="Heading_20_2" text:outline-level="2">Capítulo <text:span text:style-name="T17">6</text:span>: Sobre los protocolos de establecimiento de sanciones, otorgamientod de excepción y normas específicas para las contribuciones parafiscales. </text:h>
      <text:p text:style-name="P89"/>
      <text:h text:style-name="Heading_20_3" text:outline-level="3">Atendiendo a los códigos: </text:h>
      <text:p text:style-name="P52">Protocolo para el otorgamiento de excepciones que autoricen el uso del tecnología no libre en el sector público. </text:p>
      <text:p text:style-name="P62"/>
      <text:p text:style-name="P47">Protocolo de registro y seguimiento de conflictos</text:p>
      <text:p text:style-name="P47"><text:soft-page-break/></text:p>
      <text:p text:style-name="P47">Protocolos de apertura e instanciación de procedimientos sancionatorios. </text:p>
      <text:p text:style-name="P71"/>
      <text:p text:style-name="P28">Protocolos para el otorgamiento de excepciones </text:p>
      <text:p text:style-name="P28"/>
      <text:p text:style-name="P36">Protocolo para cálculo de contribuciones especiales. </text:p>
      <text:p text:style-name="P72"/>
      <text:p text:style-name="P36">Procedimiento para exoneración de impuestos para ventas de bienes y prestación de servicios con TIL</text:p>
      <text:p text:style-name="P72"/>
      <text:p text:style-name="P37">Protocolo para el otorgamiento de excepciones.</text:p>
      <text:p text:style-name="P72"/>
      <text:p text:style-name="P83"/>
      <text:p text:style-name="P92"/>
      <text:h text:style-name="Heading_20_1" text:outline-level="1">Anexo (no es parte del reglamento. Solo para uso referencial). </text:h>
      <text:p text:style-name="P84"/>
      <text:h text:style-name="P100" text:outline-level="1">Códigos indicadores </text:h>
      <text:p text:style-name="P93">(Se refiere a la hoja de cálculo <text:span text:style-name="T13">paso2-reglamento-de-infogobierno.ods</text:span> para establecer el artículo correspondiente en la ley). </text:p>
      <text:p text:style-name="P83"/>
      <text:p text:style-name="P8">- protocolos de estandarización de aplicaciones. </text:p>
      <text:p text:style-name="P40"/>
      <text:p text:style-name="P8">- un protocolo para abrir un documento al público.</text:p>
      <text:p text:style-name="P40"/>
      <text:p text:style-name="P40">- Deben definirse protocolos de anonimizado de documentos (para eliminar información particular de las personas). </text:p>
      <text:p text:style-name="P40"/>
      <text:p text:style-name="P8">- Protocolo para proponer procesos suceptibles de automatización)</text:p>
      <text:p text:style-name="P8"/>
      <text:p text:style-name="P76"><text:span text:style-name="T5">- </text:span><text:span text:style-name="T1">¿Cómo se verificará la utilización del sistema automático? </text:span></text:p>
      <text:p text:style-name="P53">(Protocolo para evaluación del aprovechamiento de sistemas automáticos</text:p>
      <text:p text:style-name="P1"/>
      <text:p text:style-name="P18">- Protocolos estándar para realizar peticiones y solicitudes al poder público. </text:p>
      <text:p text:style-name="P18"/>
      <text:p text:style-name="P18">- Protocolo para realizar pagos, y liquidar impuestos. </text:p>
      <text:p text:style-name="P18"/>
      <text:p text:style-name="P18"><text:s/>- Protocolo y elementos requeridos para recibir notificaciones. Relación entre identidad y correo electrónico. </text:p>
      <text:p text:style-name="P18"/>
      <text:p text:style-name="P18">- Protocolo para intercambio de documentos electrónicos entre poder público y poder popular. </text:p>
      <text:p text:style-name="P18"/>
      <text:p text:style-name="P18">- Protocolo para reclamos electrónicos. </text:p>
      <text:p text:style-name="P18"/>
      <text:p text:style-name="P26">- Protocolo y principios de acuerdos de servicio para una institución que se afilia a un repositorio. </text:p>
      <text:p text:style-name="P40"/>
      <text:p text:style-name="P40">- Protocolo de afiliación de un repositorio a la red nacional de repositorios.</text:p>
      <text:p text:style-name="P40"/>
      <text:p text:style-name="P40">- Protocolo de registro de programas informáticos</text:p>
      <text:p text:style-name="P40"/>
      <text:p text:style-name="P26">- Protocolo de verificación de visibilidad pública. </text:p>
      <text:p text:style-name="P40"><text:soft-page-break/></text:p>
      <text:p text:style-name="P40">- Protocolo de anonimizado y de aseguramiento de la condición confidencial de la información</text:p>
      <text:p text:style-name="P40"/>
      <text:p text:style-name="P40">- Protocolo para proponer proyectos de desarrollo de TICS en el poder público y en el poder popular. </text:p>
      <text:p text:style-name="P40"/>
      <text:p text:style-name="P40">- Protocolo de validación de accesibilidad y usabilidad para el software y el hardware del poder público y el poder popular. </text:p>
      <text:p text:style-name="P40"/>
      <text:p text:style-name="P75"><text:span text:style-name="T6">- Protocolo para certificación de información oficial. </text:span><text:span text:style-name="T1">- ¿Cómo verificar integridad e identidad de un documento electrónico?</text:span></text:p>
      <text:p text:style-name="P67"/>
      <text:p text:style-name="P26">- Protocolos para contraloria social y validación de auditabilidad y veracidad de sistemas TICs</text:p>
      <text:p text:style-name="P67"/>
      <text:p text:style-name="P26">- Protocolo para verificación del funcionamiento del buzón de sugerencias.</text:p>
      <text:p text:style-name="P67"/>
      <text:p text:style-name="P26">- Protocolos de contraloría social, reporte y seguimientos de fallas. </text:p>
      <text:p text:style-name="P67"/>
      <text:p text:style-name="P26">- Protocolo de reporte de abusos en las solicitudes de recaudos. </text:p>
      <text:p text:style-name="P40"/>
      <text:p text:style-name="P40">- Protocolo de verificación de requisitos. </text:p>
      <text:p text:style-name="P40"/>
      <text:p text:style-name="P26">- Protocolos de seguridad informática.</text:p>
      <text:p text:style-name="P67"/>
      <text:p text:style-name="P26">- Protocolo de reporte y seguimiento de fallas y violaciones del tipo descrito en este artículo. </text:p>
      <text:p text:style-name="P67"/>
      <text:p text:style-name="P26">- Protocolo de certificación de validez e integridad de un documento electrónico. </text:p>
      <text:p text:style-name="P67"/>
      <text:p text:style-name="P26">- Protocolo de verificación de interoperabilidad entre proyectos y sistemas TIC del poder popular y del poder público. </text:p>
      <text:p text:style-name="P67"/>
      <text:p text:style-name="P26"><text:s/>- Protocolo de certificación de validez de un documento electrónico. </text:p>
      <text:p text:style-name="P40"/>
      <text:p text:style-name="P40">- <text:s/>Protocolo de verificación de requisitos en trámites públicos. </text:p>
      <text:p text:style-name="P67"/>
      <text:p text:style-name="P26">- Protocolo de verificación de interoperabilidad. </text:p>
      <text:p text:style-name="P67"/>
      <text:p text:style-name="P40">- Protocolos de integración, interoperabilidad y control distribuidos de plataformas TICS del Poder público</text:p>
      <text:p text:style-name="P67"/>
      <text:p text:style-name="P26">- Protocolo para registro público de programas informáticos. </text:p>
      <text:p text:style-name="P40"/>
      <text:p text:style-name="P77"><text:span text:style-name="T1">- Protocolo para reporte de violaciones de este artículo </text:span><text:span text:style-name="T2">34. </text:span></text:p>
      <text:p text:style-name="P65"/>
      <text:p text:style-name="P77"><text:span text:style-name="T2">- Protocolo de verificaci</text:span><text:span text:style-name="T1">ón de licenciamiento libre y de acceso al código fuente. </text:span></text:p>
      <text:p text:style-name="P54"><text:s/></text:p>
      <text:p text:style-name="P67"><text:span text:style-name="T7">- Protocolo de verificación de independencia de soportes privativos para las aplicaciones de </text:span><text:soft-page-break/><text:span text:style-name="T7">software del poder público. </text:span></text:p>
      <text:p text:style-name="P40"/>
      <text:p text:style-name="P40"/>
      <text:p text:style-name="P40">- Protocolo de reporte de dependencias privativas en software y hardware. </text:p>
      <text:p text:style-name="P67"/>
      <text:p text:style-name="P26">- Protocolo general para la elaboración cooperativa y abierta del plan nacional de Tis.</text:p>
      <text:p text:style-name="P40"/>
      <text:p text:style-name="P40">- Protocolos para definición de políticas, dictámenes, lineamientos y ordenadas en TICs. </text:p>
      <text:p text:style-name="P40"/>
      <text:p text:style-name="P40">- Protocolo de seguimiento a indicadores de uso de las TICs</text:p>
      <text:p text:style-name="P40"/>
      <text:p text:style-name="P40">- Protocolo para el otorgamiento de excepciones que autoricen el uso del tecnología no libre en el sector público. </text:p>
      <text:p text:style-name="P40"/>
      <text:p text:style-name="P40">- Protocolo de certificación de equipos y servicios TIC</text:p>
      <text:p text:style-name="P40"/>
      <text:p text:style-name="P40">- Reglamento interno CONATI debe incluir el protocolo para toma de decisiones y para la designación de suplentes para llenar las faltas. </text:p>
      <text:p text:style-name="P40"/>
      <text:p text:style-name="P40">- El reglamento debe aclarar que la unanimidad aplica siempre que haya asistencia completa. </text:p>
      <text:p text:style-name="P40"/>
      <text:p text:style-name="P40">- Protocolo de verificación de conflictos de intereses. </text:p>
      <text:p text:style-name="P40"/>
      <text:p text:style-name="P40">- Protocolos para realización de inspecciones y fiscalizaciones.</text:p>
      <text:p text:style-name="P40"/>
      <text:p text:style-name="P40">- Protocolos de coordinación CONATI Suscerte</text:p>
      <text:p text:style-name="P40"/>
      <text:p text:style-name="P40">- Protocolo de coordinación CONATI CNTI</text:p>
      <text:p text:style-name="P40"/>
      <text:p text:style-name="P40"><text:s/>- Protocolos de verificación de calidad en sistemas y servicios TICs</text:p>
      <text:p text:style-name="P40"/>
      <text:p text:style-name="P40">- Protocolos básicos para atención de eventos de seguridad informática </text:p>
      <text:p text:style-name="P40"/>
      <text:p text:style-name="P40">- Reglamentos suscerte</text:p>
      <text:p text:style-name="P40"/>
      <text:p text:style-name="P40">- Protocolo de validación de calidad en los servicios públicos</text:p>
      <text:p text:style-name="P40"/>
      <text:p text:style-name="P40">- Protocolos de validación de transparencia </text:p>
      <text:p text:style-name="P40"/>
      <text:p text:style-name="P40">- Protocolo de registro y seguimiento de conflictos</text:p>
      <text:p text:style-name="P40"/>
      <text:p text:style-name="P40">- Protocolos de apertura e instanciación de procedimientos sancionatorios. </text:p>
      <text:p text:style-name="P67"/>
      <text:p text:style-name="P26">- Protocolos para el otorgamiento de excepciones </text:p>
      <text:p text:style-name="P67"/>
      <text:p text:style-name="P26">- Protocolo para visibilizar requerimientos de desarrollo de software en el sector público. </text:p>
      <text:p text:style-name="P67"/>
      <text:p text:style-name="P26">- Protocolo para cálculo de contribuciones especiales. </text:p>
      <text:p text:style-name="P67"/>
      <text:p text:style-name="P26"><text:soft-page-break/>- Procedimiento para exoneración de impuestos para ventas de bienes y prestación de servicios con TIL</text:p>
      <text:p text:style-name="P67"/>
      <text:p text:style-name="P26">- Protocolo para protección de la privacidad y anonimizado de la información pública. </text:p>
      <text:p text:style-name="P67"/>
      <text:p text:style-name="P26">- Protocolo de contraloria de servicios de información. </text:p>
      <text:p text:style-name="P40"/>
      <text:p text:style-name="P40">- Protocolo de reporte de software o hardware adquirido en violación de la ley. </text:p>
      <text:p text:style-name="P67"/>
      <text:p text:style-name="P26">- Protocolo de validación y acreditación de certificación de seguridad. </text:p>
      <text:p text:style-name="P67"/>
      <text:p text:style-name="P26">- Protocolo para registro público de programas informáticos (base mínima de metadatos).</text:p>
      <text:p text:style-name="P40"/>
      <text:p text:style-name="P40">- Protocolo para la elaboración de planes de migración y liberación de software. </text:p>
      <text:p text:style-name="P40"/>
      <text:p text:style-name="P40">- Protocolo para validación de licencias compatibles con la ley de infogobierno.</text:p>
      <text:p text:style-name="P40"/>
      <text:p text:style-name="P26">- Protocolos para intercambio de información entre instituciones públicas y del poder popular. </text:p>
      <text:p text:style-name="P67"/>
      <text:p text:style-name="P26">- Protocolo para el otorgamiento de excepciones.</text:p>
      <text:p text:style-name="P40"/>
      <text:p text:style-name="P40">- Protocolo para la digitalización progresiva de archivos públicos. </text:p>
      <text:p text:style-name="P40"/>
      <text:p text:style-name="P40">- Protocolos para firmado electrónico de documentos oficiales. </text:p>
      <text:p text:style-name="P40"/>
      <text:p text:style-name="P40">- Protocolo para el otorgamiento de firmas electrónicas certificadas a los ciudadanos y ciudadanas. </text:p>
      <text:p text:style-name="P40"/>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2:45:53.789849263</meta:creation-date>
    <dc:date>2016-05-25T21:12:56.673863634</dc:date>
    <meta:editing-duration>PT10H38M57S</meta:editing-duration>
    <meta:editing-cycles>79</meta:editing-cycles>
    <meta:generator>LibreOffice/5.0.5.2$Linux_X86_64 LibreOffice_project/00m0$Build-2</meta:generator>
    <dc:description>Propuesta presentada por Jacinto Dávila</dc:description>
    <meta:keyword>Reglamento</meta:keyword>
    <meta:keyword>ley</meta:keyword>
    <meta:keyword>infogobierno</meta:keyword>
    <dc:subject>Ley de Infogobierno</dc:subject>
    <dc:title>Proyecto de Reglamento de la Ley de InfoGobierno</dc:title>
    <meta:document-statistic meta:table-count="0" meta:image-count="0" meta:object-count="0" meta:page-count="17" meta:paragraph-count="223" meta:word-count="4327" meta:character-count="29309" meta:non-whitespace-character-count="25055"/>
  </office:meta>
</office:document-meta>
</file>